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559.575170530533" calcext:value-type="float">
            <text:p>559.575170530533</text:p>
          </table:table-cell>
        </table:table-row>
        <table:table-row table:style-name="ro1">
          <table:table-cell office:value-type="float" office:value="560.582108461426" calcext:value-type="float">
            <text:p>560.582108461426</text:p>
          </table:table-cell>
        </table:table-row>
        <table:table-row table:style-name="ro1">
          <table:table-cell office:value-type="float" office:value="564.439201431418" calcext:value-type="float">
            <text:p>564.439201431418</text:p>
          </table:table-cell>
        </table:table-row>
        <table:table-row table:style-name="ro1">
          <table:table-cell office:value-type="float" office:value="560.604106985688" calcext:value-type="float">
            <text:p>560.604106985688</text:p>
          </table:table-cell>
        </table:table-row>
        <table:table-row table:style-name="ro1">
          <table:table-cell office:value-type="float" office:value="562.06931438785" calcext:value-type="float">
            <text:p>562.06931438785</text:p>
          </table:table-cell>
        </table:table-row>
        <table:table-row table:style-name="ro1">
          <table:table-cell office:value-type="float" office:value="556.94172161825" calcext:value-type="float">
            <text:p>556.94172161825</text:p>
          </table:table-cell>
        </table:table-row>
        <table:table-row table:style-name="ro1">
          <table:table-cell office:value-type="float" office:value="567.791461552001" calcext:value-type="float">
            <text:p>567.791461552001</text:p>
          </table:table-cell>
        </table:table-row>
        <table:table-row table:style-name="ro1">
          <table:table-cell office:value-type="float" office:value="557.926744218484" calcext:value-type="float">
            <text:p>557.926744218484</text:p>
          </table:table-cell>
        </table:table-row>
        <table:table-row table:style-name="ro1">
          <table:table-cell office:value-type="float" office:value="557.964100589768" calcext:value-type="float">
            <text:p>557.964100589768</text:p>
          </table:table-cell>
        </table:table-row>
        <table:table-row table:style-name="ro1">
          <table:table-cell office:value-type="float" office:value="557.671609496032" calcext:value-type="float">
            <text:p>557.671609496032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560.556553927145" calcext:value-type="float">
            <text:p>560.556553927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 style:data-style-name="N2" text:time-value="08:55:49.438644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10-18T08:56:00.105149379</dc:date>
    <dc:creator>Davide Ancona</dc:creator>
    <meta:editing-duration>PT11M59S</meta:editing-duration>
    <meta:editing-cycles>6</meta:editing-cycles>
    <meta:generator>LibreOffice/5.3.7.2.0$Linux_X86_64 LibreOffice_project/30$Build-2</meta:generator>
    <meta:document-statistic meta:table-count="1" meta:cell-count="11" meta:object-count="0"/>
  </office:meta>
</office:document-meta>
</file>